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902" officeooo:paragraph-rsid="00152902"/>
    </style:style>
    <style:style style:name="P2" style:family="paragraph" style:parent-style-name="Text_20_body" style:list-style-name="L1">
      <style:text-properties officeooo:rsid="00152902" officeooo:paragraph-rsid="00152902"/>
    </style:style>
    <style:style style:name="P3" style:family="paragraph" style:parent-style-name="Text_20_body" style:list-style-name="L2">
      <style:text-properties officeooo:rsid="00152902" officeooo:paragraph-rsid="00152902"/>
    </style:style>
    <style:style style:name="P4" style:family="paragraph" style:parent-style-name="Title">
      <style:text-properties officeooo:paragraph-rsid="00152902"/>
    </style:style>
    <style:style style:name="T1" style:family="text">
      <style:text-properties officeooo:rsid="00152902"/>
    </style:style>
    <style:style style:name="T2" style:family="text">
      <style:text-properties style:font-name="Liberation Sans" fo:font-size="18.2000007629395pt" fo:font-weight="bold" officeooo:rsid="00152902" style:font-name-asian="Microsoft YaHei" style:font-size-asian="18.2000007629395pt" style:font-weight-asian="bold" style:font-name-complex="Arial" style:font-size-complex="18.200000762939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3D Nursing VR Simulator</text:p>
      <text:p text:style-name="Subtitle"><text:span text:style-name="T1">how to test the project</text:span> </text:p>
      <text:p text:style-name="P1">the project can be tested in one of the following 2 options:</text:p>
      <text:list xml:id="list4007749739" text:style-name="L2">
        <text:list-item>
          <text:p text:style-name="P3">using unity project source </text:p>
        </text:list-item>
        <text:list-item>
          <text:p text:style-name="P3">using Android Application</text:p>
        </text:list-item>
      </text:list>
      <text:h text:style-name="Heading_20_1" text:outline-level="1"><text:span text:style-name="T2">Option 1:</text:span> testing using source code:</text:h>
      <text:list xml:id="list803267013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13:53:32.514000000</meta:creation-date>
    <meta:generator>LibreOffice/7.2.2.2$Windows_X86_64 LibreOffice_project/02b2acce88a210515b4a5bb2e46cbfb63fe97d56</meta:generator>
    <dc:date>2022-11-24T14:50:37.817000000</dc:date>
    <meta:editing-duration>PT46M15S</meta:editing-duration>
    <meta:editing-cycles>1</meta:editing-cycles>
    <meta:document-statistic meta:table-count="0" meta:image-count="0" meta:object-count="0" meta:page-count="1" meta:paragraph-count="7" meta:word-count="37" meta:character-count="201" meta:non-whitespace-character-count="171"/>
  </office:meta>
</office:document-meta>
</file>